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9eda" officeooo:paragraph-rsid="00049eda"/>
    </style:style>
    <style:style style:name="P2" style:family="paragraph" style:parent-style-name="Standard">
      <style:text-properties officeooo:rsid="0004bae5" officeooo:paragraph-rsid="0004bae5"/>
    </style:style>
    <style:style style:name="P3" style:family="paragraph" style:parent-style-name="Standard">
      <style:text-properties officeooo:rsid="0006500f" officeooo:paragraph-rsid="0006500f"/>
    </style:style>
    <style:style style:name="P4" style:family="paragraph" style:parent-style-name="Standard">
      <style:text-properties officeooo:rsid="0007ffad" officeooo:paragraph-rsid="0007ffad"/>
    </style:style>
    <style:style style:name="T1" style:family="text">
      <style:text-properties officeooo:rsid="0004ba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te rendu de réunion</text:p>
      <text:p text:style-name="P1"/>
      <text:p text:style-name="P1">Date : Mardi 19 décembrebre 2017</text:p>
      <text:p text:style-name="P1"/>
      <text:p text:style-name="P1">Lieux : PSST</text:p>
      <text:p text:style-name="P1"/>
      <text:p text:style-name="P1">Présents :</text:p>
      <text:p text:style-name="P1">David Aladenise</text:p>
      <text:p text:style-name="P1">Florence Berny</text:p>
      <text:p text:style-name="P1">Delphine Duval</text:p>
      <text:p text:style-name="P1">Frédéric Garel</text:p>
      <text:p text:style-name="P1">Sébastien Helan</text:p>
      <text:p text:style-name="P3">Vincent Kern</text:p>
      <text:p text:style-name="P1">Vincent Peret</text:p>
      <text:p text:style-name="P1">Frédéric Phelippot</text:p>
      <text:p text:style-name="P4">qgis</text:p>
      <text:p text:style-name="P1">Ordre du Jour :</text:p>
      <text:p text:style-name="P1">Circulation de l’information entre le demandeur et l’agent qui réalise une intervention</text:p>
      <text:p text:style-name="P1"/>
      <text:p text:style-name="P1">1, Exposition de la solution <text:span text:style-name="T1">actuelle </text:span>:</text:p>
      <text:p text:style-name="P1">les outils, les données qui sont transmises entre les outils, l’information retour vers l’utilisateur</text:p>
      <text:p text:style-name="P1"/>
      <text:p text:style-name="P1">2, Les besoins selon le point de vue <text:span text:style-name="T1">des demandeurs, des services techniques</text:span></text:p>
      <text:p text:style-name="P1"><text:s/>de l’agent qui réoriente les demandes</text:p>
      <text:p text:style-name="P1"><text:s/>de l’agent planificateur, organisateur (réoriente + transformation en intervention)</text:p>
      <text:p text:style-name="P1"><text:s/>de l’agent qui souhaite établir un tableau <text:span text:style-name="T1">de bord, un compte rendu pour les réunions publiques</text:span></text:p>
      <text:p text:style-name="P1"/>
      <text:p text:style-name="P1">3, Comment la DSI <text:span text:style-name="T1">pense répondre à ces besoins</text:span></text:p>
      <text:p text:style-name="P2">3,1, Réorientation, aiguillage des demandes :</text:p>
      <text:p text:style-name="P2">besoin d’une liste de destinataires et des règles de filtrage pour faire cet aiguillage</text:p>
      <text:p text:style-name="P1"/>
      <text:p text:style-name="P2">3,2, Planification, transfert des outils dans les logiciels de gestion des interventions</text:p>
      <text:p text:style-name="P2">Moyens mis en œuvre pour éviter les doublons, les saisies en doubles</text:p>
      <text:p text:style-name="P2">Création d’un lien entre un numéro de demande et un numéro d’intervention</text:p>
      <text:p text:style-name="P2"/>
      <text:p text:style-name="P2">3,3, Carte pour les réunions publiques, retour d’informations</text:p>
      <text:p text:style-name="P2">Utilisation du lien entre la demande et l’intervention</text:p>
      <text:p text:style-name="P2"/>
      <text:p text:style-name="P2">4, Proposition de faire des tests avant la mise en produc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9T14:31:29.303445492</meta:creation-date>
    <dc:date>2017-12-20T17:38:28.196866982</dc:date>
    <meta:editing-duration>PT5H13M46S</meta:editing-duration>
    <meta:editing-cycles>3</meta:editing-cycles>
    <meta:generator>LibreOffice/5.4.2.2$Linux_X86_64 LibreOffice_project/40m0$Build-2</meta:generator>
    <meta:document-statistic meta:table-count="0" meta:image-count="0" meta:object-count="0" meta:page-count="1" meta:paragraph-count="30" meta:word-count="205" meta:character-count="1315" meta:non-whitespace-character-count="1137"/>
  </office:meta>
</office:document-meta>
</file>